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356B098ADF.jpg"/>
  <manifest:file-entry manifest:media-type="image/jpeg" manifest:full-path="Pictures/1000000000000320000002155F0FF587.jpg"/>
  <manifest:file-entry manifest:media-type="image/jpeg" manifest:full-path="Pictures/1000000000000304000001E39EC73935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6400000049C798FB45A.jpg"/>
  <manifest:file-entry manifest:media-type="image/jpeg" manifest:full-path="Pictures/10000000000007D00000053581D39CFF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122000000AEDB90F53E.jpg"/>
  <manifest:file-entry manifest:media-type="image/jpeg" manifest:full-path="Pictures/10000000000004B000000320413E2735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7C000000E4F65F4920.jpg"/>
  <manifest:file-entry manifest:media-type="image/jpeg" manifest:full-path="Pictures/100000000000013E0000009FA3508C4F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7D0000003E8B2A5DE6C.jpg"/>
  <manifest:file-entry manifest:media-type="image/jpeg" manifest:full-path="Pictures/10000000000003C00000023FA0720879.jpg"/>
  <manifest:file-entry manifest:media-type="image/jpeg" manifest:full-path="Pictures/1000000000000190000000C826FE58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5.163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4.824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4.9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1" table:default-cell-style-name="Default"/>
        <table:table-column table:style-name="co8" table:default-cell-style-name="ce2"/>
        <table:table-column table:style-name="co3" table:default-cell-style-name="ce2"/>
        <table:table-column table:style-name="co7" table:default-cell-style-name="ce2"/>
        <table:table-column table:style-name="co1" table:default-cell-style-name="Default"/>
        <table:table-column table:style-name="co8" table:default-cell-style-name="ce2"/>
        <table:table-column table:style-name="co3" table:default-cell-style-name="ce2"/>
        <table:table-column table:style-name="co5" table:default-cell-style-name="ce2"/>
        <table:table-column table:style-name="co9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>
            <text:p>Vorqualifikation</text:p>
          </table:table-cell>
          <table:table-cell table:style-name="ce3" table:number-columns-repeated="2"/>
          <table:table-cell table:style-name="ce1"/>
          <table:table-cell table:style-name="ce3" office:value-type="string">
            <text:p>1. Runde</text:p>
          </table:table-cell>
          <table:table-cell table:style-name="ce3" table:number-columns-repeated="2"/>
          <table:table-cell table:style-name="ce1"/>
          <table:table-cell table:style-name="ce3" office:value-type="string">
            <text:p>2. Runde</text:p>
          </table:table-cell>
          <table:table-cell table:style-name="ce3" table:number-columns-repeated="2"/>
          <table:table-cell table:style-name="ce1"/>
          <table:table-cell table:style-name="ce3" office:value-type="string">
            <text:p>3. Runde</text:p>
          </table:table-cell>
          <table:table-cell table:style-name="ce3" table:number-columns-repeated="2"/>
          <table:table-cell table:style-name="ce1"/>
          <table:table-cell table:style-name="ce3" office:value-type="string">
            <text:p>Play-Offs</text:p>
          </table:table-cell>
          <table:table-cell table:style-name="ce3" table:number-columns-repeated="2"/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Qualifikation.E4" table:end-x="0.609cm" table:end-y="0.46cm" draw:z-index="23" draw:name="Grafik 5" draw:style-name="gr1" draw:text-style-name="P1" svg:width="0.6cm" svg:height="0.46cm" svg:x="0.009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zan F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4"/>
          <table:table-cell>
            <draw:frame table:end-cell-address="Qualifikation.E5" table:end-x="0.609cm" table:end-y="0.461cm" draw:z-index="27" draw:name="Grafik 26" draw:style-name="gr1" draw:text-style-name="P1" svg:width="0.6cm" svg:height="0.46cm" svg:x="0.009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Domz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>
            <draw:frame table:end-cell-address="Qualifikation.I5" table:end-x="0.608cm" table:end-y="0.461cm" draw:z-index="183" draw:name="Grafik 2" draw:style-name="gr1" draw:text-style-name="P1" svg:width="0.6cm" svg:height="0.46cm" svg:x="0.008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6" table:end-x="0.609cm" table:end-y="0.46cm" draw:z-index="29" draw:name="Grafik 45" draw:style-name="gr1" draw:text-style-name="P1" svg:width="0.6cm" svg:height="0.46cm" svg:x="0.009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Malmö FF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>
            <draw:frame table:end-cell-address="Qualifikation.I6" table:end-x="0.607cm" table:end-y="0.46cm" draw:z-index="184" draw:name="Grafik 24" draw:style-name="gr1" draw:text-style-name="P1" svg:width="0.6cm" svg:height="0.46cm" svg:x="0.007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7" table:end-x="0.609cm" table:end-y="0.46cm" draw:z-index="16" draw:name="Grafik 9" draw:style-name="gr1" draw:text-style-name="P1" svg:width="0.6cm" svg:height="0.46cm" svg:x="0.009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llymena United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7" table:end-x="0.607cm" table:end-y="0.46cm" draw:z-index="187" draw:name="Grafik 1" draw:style-name="gr1" draw:text-style-name="P1" svg:width="0.6cm" svg:height="0.46cm" svg:x="0.007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Ararat-Armenia Erewan</text:p>
          </table:table-cell>
          <table:table-cell table:number-columns-repeated="2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8" table:end-x="0.609cm" table:end-y="0.461cm" draw:z-index="33" draw:name="Grafik 32" draw:style-name="gr1" draw:text-style-name="P1" svg:width="0.6cm" svg:height="0.46cm" svg:x="0.009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Akademija Pandev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8" table:end-x="0.607cm" table:end-y="0.461cm" draw:z-index="190" draw:name="Grafik 8" draw:style-name="gr1" draw:text-style-name="P1" svg:width="0.6cm" svg:height="0.46cm" svg:x="0.007cm" svg:y="0.001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Lincoln Red Im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" table:end-x="0.609cm" table:end-y="0.46cm" draw:z-index="34" draw:name="Grafik 54" draw:style-name="gr1" draw:text-style-name="P1" svg:width="0.6cm" svg:height="0.46cm" svg:x="0.009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Zrinjski Mostar</text:p>
          </table:table-cell>
          <table:table-cell table:number-columns-repeated="2" office:value-type="float" office:value="3">
            <text:p>3</text:p>
          </table:table-cell>
          <table:table-cell>
            <draw:frame table:end-cell-address="Qualifikation.I9" table:end-x="0.607cm" table:end-y="0.46cm" draw:z-index="191" draw:name="Grafik 32" draw:style-name="gr1" draw:text-style-name="P1" svg:width="0.6cm" svg:height="0.46cm" svg:x="0.007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kendija Tetovo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0" table:end-x="0.609cm" table:end-y="0.461cm" draw:z-index="37" draw:name="Grafik 31" draw:style-name="gr1" draw:text-style-name="P1" svg:width="0.6cm" svg:height="0.46cm" svg:x="0.009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5" office:value-type="string">
            <text:p>Speranta Nisporen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10" table:end-x="0.607cm" table:end-y="0.461cm" draw:z-index="192" draw:name="Grafik 47" draw:style-name="gr1" draw:text-style-name="P1" svg:width="0.6cm" svg:height="0.46cm" svg:x="0.007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F91 Dudel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1" table:end-x="0.609cm" table:end-y="0.46cm" draw:z-index="38" draw:name="Grafik 11" draw:style-name="gr1" draw:text-style-name="P1" svg:width="0.6cm" svg:height="0.46cm" svg:x="0.009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5" office:value-type="string">
            <text:p>Neftci Bak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>
            <draw:frame table:end-cell-address="Qualifikation.I11" table:end-x="0.608cm" table:end-y="0.46cm" draw:z-index="28" draw:name="Grafik 26" draw:style-name="gr1" draw:text-style-name="P1" svg:width="0.6cm" svg:height="0.46cm" svg:x="0.008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Domzale</text:p>
          </table:table-cell>
          <table:table-cell table:number-columns-repeated="2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2" table:end-x="0.609cm" table:end-y="0.46cm" draw:z-index="41" draw:name="Grafik 43" draw:style-name="gr1" draw:text-style-name="P1" svg:width="0.6cm" svg:height="0.46cm" svg:x="0.009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Dinamo Tifli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>
            <draw:frame table:end-cell-address="Qualifikation.I12" table:end-x="0.608cm" table:end-y="0.46cm" draw:z-index="30" draw:name="Grafik 45" draw:style-name="gr1" draw:text-style-name="P1" svg:width="0.6cm" svg:height="0.46cm" svg:x="0.008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Malmö F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3" table:end-x="0.609cm" table:end-y="0.461cm" draw:z-index="14" draw:name="Grafik 2" draw:style-name="gr1" draw:text-style-name="P1" svg:width="0.6cm" svg:height="0.46cm" svg:x="0.009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UE Engordan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13" table:end-x="0.607cm" table:end-y="0.461cm" draw:z-index="195" draw:name="Grafik 42" draw:style-name="gr1" draw:text-style-name="P1" svg:width="0.6cm" svg:height="0.46cm" svg:x="0.007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Utrecht</text:p>
          </table:table-cell>
          <table:table-cell office:value-type="float" office:value="1">
            <text:p>1</text:p>
          </table:table-cell>
          <table:table-cell office:value-type="string">
            <text:p>1 (1 n.V.)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4" table:end-x="0.609cm" table:end-y="0.46cm" draw:z-index="44" draw:name="Grafik 49" draw:style-name="gr1" draw:text-style-name="P1" svg:width="0.6cm" svg:height="0.46cm" svg:x="0.009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t. Patrick's Athleti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14" table:end-x="0.608cm" table:end-y="0.46cm" draw:z-index="35" draw:name="Grafik 54" draw:style-name="gr1" draw:text-style-name="P1" svg:width="0.6cm" svg:height="0.46cm" svg:x="0.008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string">
            <text:p>1 (2 n.V.)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15" table:end-x="0.609cm" table:end-y="0.461cm" draw:z-index="45" draw:name="Grafik 45" draw:style-name="gr1" draw:text-style-name="P1" svg:width="0.6cm" svg:height="0.46cm" svg:x="0.009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IFK Norrköping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15" table:end-x="0.607cm" table:end-y="0.461cm" draw:z-index="196" draw:name="Grafik 16" draw:style-name="gr1" draw:text-style-name="P1" svg:width="0.6cm" svg:height="0.46cm" svg:x="0.0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5" office:value-type="string">
            <text:p>Arsenal Tul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5" table:end-x="0.609cm" table:end-y="0.461cm" draw:z-index="185" draw:name="Grafik 24" draw:style-name="gr1" draw:text-style-name="P1" svg:width="0.6cm" svg:height="0.46cm" svg:x="0.009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Astan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16" table:end-x="0.609cm" table:end-y="0.46cm" draw:z-index="48" draw:name="Grafik 50" draw:style-name="gr1" draw:text-style-name="P1" svg:width="0.6cm" svg:height="0.46cm" svg:x="0.009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Liepa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16" table:end-x="0.608cm" table:end-y="0.46cm" draw:z-index="39" draw:name="Grafik 11" draw:style-name="gr1" draw:text-style-name="P1" svg:width="0.6cm" svg:height="0.46cm" svg:x="0.008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5" office:value-type="string">
            <text:p>Neftci Baku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16" table:end-x="0.61cm" table:end-y="0.46cm" draw:z-index="269" draw:name="Grafik 5" draw:style-name="gr1" draw:text-style-name="P1" svg:width="0.6cm" svg:height="0.46cm" svg:x="0.01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llet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17" table:end-x="0.609cm" table:end-y="0.46cm" draw:z-index="50" draw:name="Grafik 33" draw:style-name="gr1" draw:text-style-name="P1" svg:width="0.6cm" svg:height="0.46cm" svg:x="0.009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Dinamo Mins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17" table:end-x="0.608cm" table:end-y="0.461cm" draw:z-index="197" draw:name="Grafik 10" draw:style-name="gr1" draw:text-style-name="P1" svg:width="0.6cm" svg:height="0.46cm" svg:x="0.008cm" svg:y="0.001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 Penne Galazzano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7" table:end-x="0.609cm" table:end-y="0.46cm" draw:z-index="270" draw:name="Grafik 54" draw:style-name="gr1" draw:text-style-name="P1" svg:width="0.6cm" svg:height="0.46cm" svg:x="0.009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Sarajev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18" table:end-x="0.609cm" table:end-y="0.461cm" draw:z-index="51" draw:name="Grafik 44" draw:style-name="gr1" draw:text-style-name="P1" svg:width="0.6cm" svg:height="0.46cm" svg:x="0.009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5" office:value-type="string">
            <text:p>KF Lac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18" table:end-x="0.608cm" table:end-y="0.461cm" draw:z-index="198" draw:name="Grafik 53" draw:style-name="gr1" draw:text-style-name="P1" svg:width="0.6cm" svg:height="0.46cm" svg:x="0.008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ijampole</text:p>
          </table:table-cell>
          <table:table-cell table:number-columns-repeated="2" office:value-type="float" office:value="5">
            <text:p>5</text:p>
          </table:table-cell>
          <table:table-cell>
            <draw:frame table:end-cell-address="Qualifikation.M18" table:end-x="0.609cm" table:end-y="0.461cm" draw:z-index="271" draw:name="Grafik 33" draw:style-name="gr1" draw:text-style-name="P1" svg:width="0.6cm" svg:height="0.46cm" svg:x="0.009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TE Baryss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19" table:end-x="0.609cm" table:end-y="0.46cm" draw:z-index="52" draw:name="Grafik 25" draw:style-name="gr1" draw:text-style-name="P1" svg:width="0.6cm" svg:height="0.46cm" svg:x="0.009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5" office:value-type="string">
            <text:p>Hapoel Beer Shev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19" table:end-x="0.608cm" table:end-y="0.46cm" draw:z-index="199" draw:name="Grafik 11" draw:style-name="gr1" draw:text-style-name="P1" svg:width="0.6cm" svg:height="0.46cm" svg:x="0.008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Qäbälä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9" table:end-x="0.609cm" table:end-y="0.46cm" draw:z-index="188" draw:name="Grafik 1" draw:style-name="gr1" draw:text-style-name="P1" svg:width="0.6cm" svg:height="0.46cm" svg:x="0.009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Ararat-Armenia Erew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0" table:end-x="0.609cm" table:end-y="0.461cm" draw:z-index="56" draw:name="Grafik 54" draw:style-name="gr1" draw:text-style-name="P1" svg:width="0.6cm" svg:height="0.46cm" svg:x="0.009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Siroki Brijeg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20" table:end-x="0.608cm" table:end-y="0.461cm" draw:z-index="42" draw:name="Grafik 43" draw:style-name="gr1" draw:text-style-name="P1" svg:width="0.6cm" svg:height="0.46cm" svg:x="0.008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5" office:value-type="string">
            <text:p>Dinamo Tifli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20" table:end-x="0.609cm" table:end-y="0.461cm" draw:z-index="273" draw:name="Grafik 43" draw:style-name="gr1" draw:text-style-name="P1" svg:width="0.6cm" svg:height="0.46cm" svg:x="0.009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aburtalo Tifli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1" table:end-x="0.609cm" table:end-y="0.46cm" draw:z-index="57" draw:name="Grafik 24" draw:style-name="gr1" draw:text-style-name="P1" svg:width="0.6cm" svg:height="0.46cm" svg:x="0.009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Qairat Almaty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21" table:end-x="0.608cm" table:end-y="0.46cm" draw:z-index="46" draw:name="Grafik 45" draw:style-name="gr1" draw:text-style-name="P1" svg:width="0.6cm" svg:height="0.46cm" svg:x="0.008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IFK Norrköp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21" table:end-x="0.609cm" table:end-y="0.46cm" draw:z-index="193" draw:name="Grafik 47" draw:style-name="gr1" draw:text-style-name="P1" svg:width="0.6cm" svg:height="0.46cm" svg:x="0.009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5" office:value-type="string">
            <text:p>F91 Dudelan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2" table:end-x="0.609cm" table:end-y="0.46cm" draw:z-index="59" draw:name="Grafik 52" draw:style-name="gr1" draw:text-style-name="P1" svg:width="0.6cm" svg:height="0.46cm" svg:x="0.009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Honved Budape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22" table:end-x="0.608cm" table:end-y="0.46cm" draw:z-index="49" draw:name="Grafik 50" draw:style-name="gr1" draw:text-style-name="P1" svg:width="0.6cm" svg:height="0.46cm" svg:x="0.008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Liepaj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22" table:end-x="0.609cm" table:end-y="0.46cm" draw:z-index="274" draw:name="Grafik 6" draw:style-name="gr1" draw:text-style-name="P1" svg:width="0.6cm" svg:height="0.46cm" svg:x="0.009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5" office:value-type="string">
            <text:p>Nomme Kalj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3" table:end-x="0.609cm" table:end-y="0.461cm" draw:z-index="61" draw:name="Grafik 53" draw:style-name="gr1" draw:text-style-name="P1" svg:width="0.6cm" svg:height="0.46cm" svg:x="0.009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Zalgiris Vilniu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23" table:end-x="0.608cm" table:end-y="0.461cm" draw:z-index="53" draw:name="Grafik 25" draw:style-name="gr1" draw:text-style-name="P1" svg:width="0.6cm" svg:height="0.46cm" svg:x="0.008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5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23" table:end-x="0.609cm" table:end-y="0.461cm" draw:z-index="31" draw:name="Grafik 45" draw:style-name="gr1" draw:text-style-name="P1" svg:width="0.6cm" svg:height="0.46cm" svg:x="0.009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lmö F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4" table:end-x="0.609cm" table:end-y="0.46cm" draw:z-index="62" draw:name="Grafik 11" draw:style-name="gr1" draw:text-style-name="P1" svg:width="0.6cm" svg:height="0.46cm" svg:x="0.009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Sebail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24" table:end-x="0.608cm" table:end-y="0.46cm" draw:z-index="58" draw:name="Grafik 24" draw:style-name="gr1" draw:text-style-name="P1" svg:width="0.6cm" svg:height="0.46cm" svg:x="0.008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5" office:value-type="string">
            <text:p>Qairat Alma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24" table:end-x="0.609cm" table:end-y="0.46cm" draw:z-index="36" draw:name="Grafik 54" draw:style-name="gr1" draw:text-style-name="P1" svg:width="0.6cm" svg:height="0.46cm" svg:x="0.009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Zrinjski Most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5" table:end-x="0.609cm" table:end-y="0.461cm" draw:z-index="63" draw:name="Grafik 20" draw:style-name="gr1" draw:text-style-name="P1" svg:width="0.6cm" svg:height="0.46cm" svg:x="0.009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Universitatea Craiova</text:p>
          </table:table-cell>
          <table:table-cell table:number-columns-repeated="2" office:value-type="float" office:value="3">
            <text:p>3</text:p>
          </table:table-cell>
          <table:table-cell>
            <draw:frame table:end-cell-address="Qualifikation.I25" table:end-x="0.608cm" table:end-y="0.46cm" draw:z-index="200" draw:name="Grafik 40" draw:style-name="gr1" draw:text-style-name="P1" svg:width="0.6cm" svg:height="0.46cm" svg:x="0.008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Valur Reykj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25" table:end-x="0.609cm" table:end-y="0.461cm" draw:z-index="40" draw:name="Grafik 11" draw:style-name="gr1" draw:text-style-name="P1" svg:width="0.6cm" svg:height="0.46cm" svg:x="0.009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5" office:value-type="string">
            <text:p>Neftci Bak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6" table:end-x="0.609cm" table:end-y="0.46cm" draw:z-index="22" draw:name="Grafik 8" draw:style-name="gr1" draw:text-style-name="P1" svg:width="0.6cm" svg:height="0.46cm" svg:x="0.009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Europa FC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26" table:end-x="0.608cm" table:end-y="0.46cm" draw:z-index="201" draw:name="Grafik 39" draw:style-name="gr1" draw:text-style-name="P1" svg:width="0.6cm" svg:height="0.46cm" svg:x="0.008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M26" table:end-x="0.609cm" table:end-y="0.46cm" draw:z-index="275" draw:name="Grafik 25" draw:style-name="gr1" draw:text-style-name="P1" svg:width="0.6cm" svg:height="0.46cm" svg:x="0.009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5" office:value-type="string">
            <text:p>Bnei Yehuda Tel Aviv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7" table:end-x="0.609cm" table:end-y="0.46cm" draw:z-index="66" draw:name="Grafik 38" draw:style-name="gr1" draw:text-style-name="P1" svg:width="0.6cm" svg:height="0.46cm" svg:x="0.009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5" office:value-type="string">
            <text:p>Legia Warscha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I27" table:end-x="0.608cm" table:end-y="0.46cm" draw:z-index="204" draw:name="Grafik 38" draw:style-name="gr1" draw:text-style-name="P1" svg:width="0.6cm" svg:height="0.46cm" svg:x="0.008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5" office:value-type="string">
            <text:p>Piast Gleiwitz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27" table:end-x="0.609cm" table:end-y="0.461cm" draw:z-index="277" draw:name="Grafik 25" draw:style-name="gr1" draw:text-style-name="P1" svg:width="0.6cm" svg:height="0.46cm" svg:x="0.009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8" table:end-x="0.609cm" table:end-y="0.46cm" draw:z-index="70" draw:name="Grafik 51" draw:style-name="gr1" draw:text-style-name="P1" svg:width="0.6cm" svg:height="0.46cm" svg:x="0.009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Kuopion P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28" table:end-x="0.608cm" table:end-y="0.461cm" draw:z-index="205" draw:name="Grafik 50" draw:style-name="gr1" draw:text-style-name="P1" svg:width="0.6cm" svg:height="0.46cm" svg:x="0.008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5" office:value-type="string">
            <text:p>Riga FC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28" table:end-x="0.609cm" table:end-y="0.461cm" draw:z-index="278" draw:name="Grafik 53" draw:style-name="gr1" draw:text-style-name="P1" svg:width="0.6cm" svg:height="0.46cm" svg:x="0.009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29" table:end-x="0.609cm" table:end-y="0.46cm" draw:z-index="72" draw:name="Grafik 33" draw:style-name="gr1" draw:text-style-name="P1" svg:width="0.6cm" svg:height="0.46cm" svg:x="0.009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Wizeb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29" table:end-x="0.608cm" table:end-y="0.46cm" draw:z-index="60" draw:name="Grafik 52" draw:style-name="gr1" draw:text-style-name="P1" svg:width="0.6cm" svg:height="0.46cm" svg:x="0.008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Honved Budapest</text:p>
          </table:table-cell>
          <table:table-cell office:value-type="float" office:value="0">
            <text:p>0</text:p>
          </table:table-cell>
          <table:table-cell office:value-type="string">
            <text:p>0 (1 i.E.)</text:p>
          </table:table-cell>
          <table:table-cell>
            <draw:frame table:end-cell-address="Qualifikation.M29" table:end-x="0.609cm" table:end-y="0.46cm" draw:z-index="280" draw:name="Grafik 42" draw:style-name="gr1" draw:text-style-name="P1" svg:width="0.6cm" svg:height="0.46cm" svg:x="0.009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eyenoord Rotterda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0" table:end-x="0.609cm" table:end-y="0.46cm" draw:z-index="73" draw:name="Grafik 46" draw:style-name="gr1" draw:text-style-name="P1" svg:width="0.6cm" svg:height="0.46cm" svg:x="0.009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DAC Dunajska Streda</text:p>
          </table:table-cell>
          <table:table-cell office:value-type="float" office:value="1">
            <text:p>1</text:p>
          </table:table-cell>
          <table:table-cell office:value-type="string">
            <text:p>2 (n.V.)</text:p>
          </table:table-cell>
          <table:table-cell>
            <draw:frame table:end-cell-address="Qualifikation.I30" table:end-x="0.608cm" table:end-y="0.461cm" draw:z-index="64" draw:name="Grafik 20" draw:style-name="gr1" draw:text-style-name="P1" svg:width="0.6cm" svg:height="0.46cm" svg:x="0.008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Universitatea Craiova</text:p>
          </table:table-cell>
          <table:table-cell office:value-type="float" office:value="0">
            <text:p>0</text:p>
          </table:table-cell>
          <table:table-cell office:value-type="string">
            <text:p>0 (3 i.E.)</text:p>
          </table:table-cell>
          <table:table-cell>
            <draw:frame table:end-cell-address="Qualifikation.M30" table:end-x="0.609cm" table:end-y="0.461cm" draw:z-index="43" draw:name="Grafik 43" draw:style-name="gr1" draw:text-style-name="P1" svg:width="0.6cm" svg:height="0.46cm" svg:x="0.009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5" office:value-type="string">
            <text:p>Dinamo Tifl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Q30" table:end-x="0.594cm" table:end-y="0.461cm" draw:z-index="186" draw:name="Grafik 24" draw:style-name="gr1" draw:text-style-name="P1" svg:width="0.6cm" svg:height="0.46cm" svg:x="1.788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1" table:end-x="0.609cm" table:end-y="0.46cm" draw:z-index="75" draw:name="Grafik 38" draw:style-name="gr1" draw:text-style-name="P1" svg:width="0.6cm" svg:height="0.46cm" svg:x="0.009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5" office:value-type="string">
            <text:p>KS Carcovia</text:p>
          </table:table-cell>
          <table:table-cell office:value-type="float" office:value="1">
            <text:p>1</text:p>
          </table:table-cell>
          <table:table-cell office:value-type="string">
            <text:p>2 (n.V.)</text:p>
          </table:table-cell>
          <table:table-cell>
            <draw:frame table:end-cell-address="Qualifikation.I31" table:end-x="0.608cm" table:end-y="0.46cm" draw:z-index="67" draw:name="Grafik 38" draw:style-name="gr1" draw:text-style-name="P1" svg:width="0.6cm" svg:height="0.46cm" svg:x="0.008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5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31" table:end-x="0.609cm" table:end-y="0.46cm" draw:z-index="47" draw:name="Grafik 45" draw:style-name="gr1" draw:text-style-name="P1" svg:width="0.6cm" svg:height="0.46cm" svg:x="0.009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IFK Norrköpi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Q31" table:end-x="0.594cm" table:end-y="0.46cm" draw:z-index="272" draw:name="Grafik 33" draw:style-name="gr1" draw:text-style-name="P1" svg:width="0.6cm" svg:height="0.46cm" svg:x="1.788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TE Baryssa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2" table:end-x="0.609cm" table:end-y="0.46cm" draw:z-index="21" draw:name="Grafik 8" draw:style-name="gr1" draw:text-style-name="P1" svg:width="0.6cm" svg:height="0.46cm" svg:x="0.009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t. Joseph's FC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32" table:end-x="0.608cm" table:end-y="0.46cm" draw:z-index="71" draw:name="Grafik 51" draw:style-name="gr1" draw:text-style-name="P1" svg:width="0.6cm" svg:height="0.46cm" svg:x="0.008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5" office:value-type="string">
            <text:p>Kuopion P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2" table:end-x="0.609cm" table:end-y="0.461cm" draw:z-index="54" draw:name="Grafik 25" draw:style-name="gr1" draw:text-style-name="P1" svg:width="0.6cm" svg:height="0.46cm" svg:x="0.009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poel Beer She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Q32" table:end-x="0.594cm" table:end-y="0.461cm" draw:z-index="189" draw:name="Grafik 1" draw:style-name="gr1" draw:text-style-name="P1" svg:width="0.6cm" svg:height="0.46cm" svg:x="1.788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Ararat-Armenia Erewan</text:p>
          </table:table-cell>
          <table:table-cell office:value-type="float" office:value="2">
            <text:p>2</text:p>
          </table:table-cell>
          <table:table-cell office:value-type="string">
            <text:p>1 (4 i.E.)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3" table:end-x="0.609cm" table:end-y="0.46cm" draw:z-index="76" draw:name="Grafik 23" draw:style-name="gr1" draw:text-style-name="P1" svg:width="0.6cm" svg:height="0.46cm" svg:x="0.009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Glasgow Ranger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>
            <draw:frame table:end-cell-address="Qualifikation.I33" table:end-x="0.608cm" table:end-y="0.46cm" draw:z-index="74" draw:name="Grafik 46" draw:style-name="gr1" draw:text-style-name="P1" svg:width="0.6cm" svg:height="0.46cm" svg:x="0.008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DAC Dunajska Stre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33" table:end-x="0.61cm" table:end-y="0.461cm" draw:z-index="202" draw:name="Grafik 39" draw:style-name="gr1" draw:text-style-name="P1" svg:width="0.6cm" svg:height="0.46cm" svg:x="0.01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udogorez Rasgra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  <draw:frame table:end-cell-address="Qualifikation.Q33" table:end-x="0.594cm" table:end-y="0.461cm" draw:z-index="194" draw:name="Grafik 47" draw:style-name="gr1" draw:text-style-name="P1" svg:width="0.6cm" svg:height="0.46cm" svg:x="1.788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91 Dudelange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4" table:end-x="0.609cm" table:end-y="0.461cm" draw:z-index="80" draw:name="Grafik 49" draw:style-name="gr1" draw:text-style-name="P1" svg:width="0.6cm" svg:height="0.46cm" svg:x="0.009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Cork Cit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34" table:end-x="0.608cm" table:end-y="0.46cm" draw:z-index="208" draw:name="Grafik 21" draw:style-name="gr1" draw:text-style-name="P1" svg:width="0.6cm" svg:height="0.46cm" svg:x="0.008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Atromitos Ath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34" table:end-x="0.609cm" table:end-y="0.46cm" draw:z-index="282" draw:name="Grafik 7" draw:style-name="gr1" draw:text-style-name="P1" svg:width="0.6cm" svg:height="0.46cm" svg:x="0.009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The New Saint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34" table:end-x="0.595cm" table:end-y="0.46cm" draw:z-index="32" draw:name="Grafik 45" draw:style-name="gr1" draw:text-style-name="P1" svg:width="0.6cm" svg:height="0.46cm" svg:x="1.789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almö F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5" table:end-x="0.609cm" table:end-y="0.46cm" draw:z-index="5" draw:name="Grafik 47" draw:style-name="gr1" draw:text-style-name="P1" svg:width="0.6cm" svg:height="0.46cm" svg:x="0.009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rogres Niederko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35" table:end-x="0.608cm" table:end-y="0.46cm" draw:z-index="77" draw:name="Grafik 23" draw:style-name="gr1" draw:text-style-name="P1" svg:width="0.6cm" svg:height="0.46cm" svg:x="0.008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5" office:value-type="string">
            <text:p>Glasgow Rang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5" table:end-x="0.61cm" table:end-y="0.46cm" draw:z-index="206" draw:name="Grafik 50" draw:style-name="gr1" draw:text-style-name="P1" svg:width="0.6cm" svg:height="0.46cm" svg:x="0.01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Riga F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Q35" table:end-x="0.594cm" table:end-y="0.461cm" draw:z-index="276" draw:name="Grafik 25" draw:style-name="gr1" draw:text-style-name="P1" svg:width="0.6cm" svg:height="0.46cm" svg:x="1.788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nei Yehunda Tel Aviv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6" table:end-x="0.609cm" table:end-y="0.46cm" draw:z-index="3" draw:name="Grafik 9" draw:style-name="gr1" draw:text-style-name="P1" svg:width="0.6cm" svg:height="0.46cm" svg:x="0.009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Clifton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6" table:end-x="0.608cm" table:end-y="0.46cm" draw:z-index="6" draw:name="Grafik 47" draw:style-name="gr1" draw:text-style-name="P1" svg:width="0.6cm" svg:height="0.46cm" svg:x="0.008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rogres Niederkor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6" table:end-x="0.609cm" table:end-y="0.46cm" draw:z-index="283" draw:name="Grafik 51" draw:style-name="gr1" draw:text-style-name="P1" svg:width="0.6cm" svg:height="0.46cm" svg:x="0.009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HJK Helsink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Q36" table:end-x="0.594cm" table:end-y="0.46cm" draw:z-index="279" draw:name="Grafik 53" draw:style-name="gr1" draw:text-style-name="P1" svg:width="0.6cm" svg:height="0.46cm" svg:x="1.788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Suduva Marijampo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7" table:end-x="0.609cm" table:end-y="0.461cm" draw:z-index="81" draw:name="Grafik 37" draw:style-name="gr1" draw:text-style-name="P1" svg:width="0.6cm" svg:height="0.46cm" svg:x="0.009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Haugesu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>
            <draw:frame table:end-cell-address="Qualifikation.I37" table:end-x="0.608cm" table:end-y="0.461cm" draw:z-index="82" draw:name="Grafik 37" draw:style-name="gr1" draw:text-style-name="P1" svg:width="0.6cm" svg:height="0.46cm" svg:x="0.008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Haugesu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37" table:end-x="0.609cm" table:end-y="0.46cm" draw:z-index="65" draw:name="Grafik 20" draw:style-name="gr1" draw:text-style-name="P1" svg:width="0.6cm" svg:height="0.46cm" svg:x="0.009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Universitatea Craio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Q37" table:end-x="0.594cm" table:end-y="0.46cm" draw:z-index="308" draw:name="Grafik 52" draw:style-name="gr1" draw:text-style-name="P1" svg:width="0.6cm" svg:height="0.46cm" svg:x="1.788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erencvaros Budapes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8" table:end-x="0.609cm" table:end-y="0.461cm" draw:z-index="84" draw:name="Grafik 37" draw:style-name="gr1" draw:text-style-name="P1" svg:width="0.6cm" svg:height="0.46cm" svg:x="0.009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5" office:value-type="string">
            <text:p>Brann Berg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38" table:end-x="0.608cm" table:end-y="0.461cm" draw:z-index="210" draw:name="Grafik 36" draw:style-name="gr1" draw:text-style-name="P1" svg:width="0.6cm" svg:height="0.46cm" svg:x="0.008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Sturm Gra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38" table:end-x="0.609cm" table:end-y="0.461cm" draw:z-index="284" draw:name="Grafik 21" draw:style-name="gr1" draw:text-style-name="P1" svg:width="0.6cm" svg:height="0.46cm" svg:x="0.009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AEK Ath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38" table:end-x="0.594cm" table:end-y="0.461cm" draw:z-index="281" draw:name="Grafik 42" draw:style-name="gr1" draw:text-style-name="P1" svg:width="0.6cm" svg:height="0.46cm" svg:x="1.788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eyenoord Rotterdam</text:p>
          </table:table-cell>
          <table:table-cell table:number-columns-repeated="2" office:value-type="float" office:value="3">
            <text:p>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39" table:end-x="0.609cm" table:end-y="0.46cm" draw:z-index="85" draw:name="Grafik 49" draw:style-name="gr1" draw:text-style-name="P1" svg:width="0.6cm" svg:height="0.46cm" svg:x="0.009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amrock Rovers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39" table:end-x="0.608cm" table:end-y="0.46cm" draw:z-index="86" draw:name="Grafik 49" draw:style-name="gr1" draw:text-style-name="P1" svg:width="0.6cm" svg:height="0.46cm" svg:x="0.008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amrock Rovers</text:p>
          </table:table-cell>
          <table:table-cell office:value-type="float" office:value="2">
            <text:p>2</text:p>
          </table:table-cell>
          <table:table-cell office:value-type="string">
            <text:p>1 (1 n.V.)</text:p>
          </table:table-cell>
          <table:table-cell>
            <draw:frame table:end-cell-address="Qualifikation.M39" table:end-x="0.609cm" table:end-y="0.46cm" draw:z-index="286" draw:name="Grafik 14" draw:style-name="gr1" draw:text-style-name="P1" svg:width="0.6cm" svg:height="0.46cm" svg:x="0.009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 Pra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39" table:end-x="0.595cm" table:end-y="0.46cm" draw:z-index="55" draw:name="Grafik 25" draw:style-name="gr1" draw:text-style-name="P1" svg:width="0.6cm" svg:height="0.46cm" svg:x="1.789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apoel Beer Sheva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40" table:end-x="0.609cm" table:end-y="0.461cm" draw:z-index="87" draw:name="Grafik 53" draw:style-name="gr1" draw:text-style-name="P1" svg:width="0.6cm" svg:height="0.46cm" svg:x="0.009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Kauno Zalgiri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40" table:end-x="0.608cm" table:end-y="0.461cm" draw:z-index="89" draw:name="Grafik 13" draw:style-name="gr1" draw:text-style-name="P1" svg:width="0.6cm" svg:height="0.46cm" svg:x="0.008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pollon Limassol</text:p>
          </table:table-cell>
          <table:table-cell office:value-type="float" office:value="1">
            <text:p>1</text:p>
          </table:table-cell>
          <table:table-cell office:value-type="string">
            <text:p>2 (3 n.V.)</text:p>
          </table:table-cell>
          <table:table-cell>
            <draw:frame table:end-cell-address="Qualifikation.M40" table:end-x="0.609cm" table:end-y="0.461cm" draw:z-index="287" draw:name="Grafik 27" draw:style-name="gr1" draw:text-style-name="P1" svg:width="0.6cm" svg:height="0.46cm" svg:x="0.009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abzonspor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Q40" table:end-x="0.595cm" table:end-y="0.46cm" draw:z-index="203" draw:name="Grafik 39" draw:style-name="gr1" draw:text-style-name="P1" svg:width="0.6cm" svg:height="0.46cm" svg:x="1.789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41" table:end-x="0.609cm" table:end-y="0.46cm" draw:z-index="88" draw:name="Grafik 13" draw:style-name="gr1" draw:text-style-name="P1" svg:width="0.6cm" svg:height="0.46cm" svg:x="0.009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pollon Limass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>
            <draw:frame table:end-cell-address="Qualifikation.I41" table:end-x="0.608cm" table:end-y="0.46cm" draw:z-index="93" draw:name="Grafik 1" draw:style-name="gr1" draw:text-style-name="P1" svg:width="0.6cm" svg:height="0.46cm" svg:x="0.008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Alashkert Erew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41" table:end-x="0.609cm" table:end-y="0.46cm" draw:z-index="68" draw:name="Grafik 38" draw:style-name="gr1" draw:text-style-name="P1" svg:width="0.6cm" svg:height="0.46cm" svg:x="0.009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5" office:value-type="string">
            <text:p>Legia Warscha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Q41" table:end-x="0.594cm" table:end-y="0.46cm" draw:z-index="310" draw:name="Grafik 26" draw:style-name="gr1" draw:text-style-name="P1" svg:width="0.6cm" svg:height="0.46cm" svg:x="1.788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K Marib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42" table:end-x="0.609cm" table:end-y="0.461cm" draw:z-index="92" draw:name="Grafik 1" draw:style-name="gr1" draw:text-style-name="P1" svg:width="0.6cm" svg:height="0.46cm" svg:x="0.009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5" office:value-type="string">
            <text:p>Alashkert Erewan</text:p>
          </table:table-cell>
          <table:table-cell table:number-columns-repeated="2" office:value-type="float" office:value="3">
            <text:p>3</text:p>
          </table:table-cell>
          <table:table-cell>
            <draw:frame table:end-cell-address="Qualifikation.I42" table:end-x="0.608cm" table:end-y="0.461cm" draw:z-index="96" draw:name="Grafik 20" draw:style-name="gr1" draw:text-style-name="P1" svg:width="0.6cm" svg:height="0.46cm" svg:x="0.008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SB Bukare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M42" table:end-x="0.61cm" table:end-y="0.46cm" draw:z-index="209" draw:name="Grafik 21" draw:style-name="gr1" draw:text-style-name="P1" svg:width="0.6cm" svg:height="0.46cm" svg:x="0.0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Atromitos At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42" table:end-x="0.594cm" table:end-y="0.46cm" draw:z-index="309" draw:name="Grafik 12" draw:style-name="gr1" draw:text-style-name="P1" svg:width="0.6cm" svg:height="0.46cm" svg:x="1.788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>
            <draw:frame table:end-cell-address="Qualifikation.E43" table:end-x="0.609cm" table:end-y="0.461cm" draw:z-index="94" draw:name="Grafik 32" draw:style-name="gr1" draw:text-style-name="P1" svg:width="0.6cm" svg:height="0.46cm" svg:x="0.009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Makedonija Gjorce Petro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3" table:end-x="0.608cm" table:end-y="0.461cm" draw:z-index="211" draw:name="Grafik 14" draw:style-name="gr1" draw:text-style-name="P1" svg:width="0.6cm" svg:height="0.46cm" svg:x="0.008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Mlada Bolesla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43" table:end-x="0.609cm" table:end-y="0.461cm" draw:z-index="289" draw:name="Grafik 12" draw:style-name="gr1" draw:text-style-name="P1" svg:width="0.6cm" svg:height="0.46cm" svg:x="0.009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idtjyl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43" table:end-x="0.595cm" table:end-y="0.461cm" draw:z-index="207" draw:name="Grafik 50" draw:style-name="gr1" draw:text-style-name="P1" svg:width="0.6cm" svg:height="0.46cm" svg:x="1.789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iga FC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44" table:end-x="0.6cm" table:end-y="0.46cm" draw:z-index="15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lymena United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>
            <draw:frame table:end-cell-address="Qualifikation.E44" table:end-x="0.609cm" table:end-y="0.461cm" draw:z-index="95" draw:name="Grafik 20" draw:style-name="gr1" draw:text-style-name="P1" svg:width="0.6cm" svg:height="0.46cm" svg:x="0.009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SB Bukarest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44" table:end-x="0.608cm" table:end-y="0.46cm" draw:z-index="101" draw:name="Grafik 24" draw:style-name="gr1" draw:text-style-name="P1" svg:width="0.6cm" svg:height="0.46cm" svg:x="0.008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5" office:value-type="string">
            <text:p>Ordabassy Schymk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4" table:end-x="0.609cm" table:end-y="0.46cm" draw:z-index="78" draw:name="Grafik 23" draw:style-name="gr1" draw:text-style-name="P1" svg:width="0.6cm" svg:height="0.46cm" svg:x="0.009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Glasgow Ranger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  <draw:frame table:end-cell-address="Qualifikation.Q44" table:end-x="0.594cm" table:end-y="0.46cm" draw:z-index="285" draw:name="Grafik 21" draw:style-name="gr1" draw:text-style-name="P1" svg:width="0.6cm" svg:height="0.46cm" svg:x="1.788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EK Ath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>
            <draw:frame table:end-cell-address="Qualifikation.A45" table:end-x="0.6cm" table:end-y="0.46cm" draw:z-index="8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SI Runavik</text:p>
          </table:table-cell>
          <table:table-cell table:number-columns-repeated="2" table:style-name="ce6" office:value-type="float" office:value="0">
            <text:p>0</text:p>
          </table:table-cell>
          <table:table-cell>
            <draw:frame table:end-cell-address="Qualifikation.E45" table:end-x="0.609cm" table:end-y="0.46cm" draw:z-index="99" draw:name="Grafik 31" draw:style-name="gr1" draw:text-style-name="P1" svg:width="0.6cm" svg:height="0.46cm" svg:x="0.009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Milsami Orhe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45" table:end-x="0.608cm" table:end-y="0.461cm" draw:z-index="104" draw:name="Grafik 50" draw:style-name="gr1" draw:text-style-name="P1" svg:width="0.6cm" svg:height="0.46cm" svg:x="0.008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>
            <draw:frame table:end-cell-address="Qualifikation.M45" table:end-x="0.609cm" table:end-y="0.461cm" draw:z-index="83" draw:name="Grafik 37" draw:style-name="gr1" draw:text-style-name="P1" svg:width="0.6cm" svg:height="0.46cm" svg:x="0.009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Haugesun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45" table:end-x="0.594cm" table:end-y="0.461cm" draw:z-index="288" draw:name="Grafik 27" draw:style-name="gr1" draw:text-style-name="P1" svg:width="0.6cm" svg:height="0.46cm" svg:x="1.788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Trabzonsp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46" table:end-x="0.6cm" table:end-y="0.46cm" draw:z-index="12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5" office:value-type="string">
            <text:p>SP La Fiorita Monttegiard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46" table:end-x="0.609cm" table:end-y="0.46cm" draw:z-index="100" draw:name="Grafik 24" draw:style-name="gr1" draw:text-style-name="P1" svg:width="0.6cm" svg:height="0.46cm" svg:x="0.009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5" office:value-type="string">
            <text:p>Ordabassy Schymk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46" table:end-x="0.608cm" table:end-y="0.461cm" draw:z-index="26" draw:name="Grafik 5" draw:style-name="gr1" draw:text-style-name="P1" svg:width="0.6cm" svg:height="0.46cm" svg:x="0.008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Gzira Unit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46" table:end-x="0.609cm" table:end-y="0.46cm" draw:z-index="290" draw:name="Grafik 42" draw:style-name="gr1" draw:text-style-name="P1" svg:width="0.6cm" svg:height="0.46cm" svg:x="0.009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PSV Eindhov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Q46" table:end-x="0.595cm" table:end-y="0.46cm" draw:z-index="69" draw:name="Grafik 38" draw:style-name="gr1" draw:text-style-name="P1" svg:width="0.6cm" svg:height="0.46cm" svg:x="1.789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Legia Warschau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47" table:end-x="0.6cm" table:end-y="0.46cm" draw:z-index="13" draw:name="Grafik 2" draw:style-name="gr1" draw:text-style-name="P1" svg:width="0.6cm" svg:height="0.46cm" svg:x="0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5" office:value-type="string">
            <text:p>UE Engorda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E47" table:end-x="0.609cm" table:end-y="0.461cm" draw:z-index="102" draw:name="Grafik 43" draw:style-name="gr1" draw:text-style-name="P1" svg:width="0.6cm" svg:height="0.46cm" svg:x="0.009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5" office:value-type="string">
            <text:p>Torpedo Kutais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47" table:end-x="0.608cm" table:end-y="0.46cm" draw:z-index="109" draw:name="Grafik 47" draw:style-name="gr1" draw:text-style-name="P1" svg:width="0.6cm" svg:height="0.46cm" svg:x="0.008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5" office:value-type="string">
            <text:p>Jeunesse Esch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47" table:end-x="0.609cm" table:end-y="0.461cm" draw:z-index="292" draw:name="Grafik 36" draw:style-name="gr1" draw:text-style-name="P1" svg:width="0.6cm" svg:height="0.46cm" svg:x="0.009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Austria Wi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Q47" table:end-x="0.595cm" table:end-y="0.46cm" draw:z-index="79" draw:name="Grafik 23" draw:style-name="gr1" draw:text-style-name="P1" svg:width="0.6cm" svg:height="0.46cm" svg:x="1.789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lasgow Rang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48" table:end-x="0.6cm" table:end-y="0.461cm" draw:z-index="18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UE Sant Jul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E48" table:end-x="0.609cm" table:end-y="0.461cm" draw:z-index="103" draw:name="Grafik 50" draw:style-name="gr1" draw:text-style-name="P1" svg:width="0.6cm" svg:height="0.46cm" svg:x="0.009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I48" table:end-x="0.608cm" table:end-y="0.461cm" draw:z-index="213" draw:name="Grafik 19" draw:style-name="gr1" draw:text-style-name="P1" svg:width="0.6cm" svg:height="0.46cm" svg:x="0.008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Vitoria Guimara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M48" table:end-x="0.609cm" table:end-y="0.461cm" draw:z-index="90" draw:name="Grafik 13" draw:style-name="gr1" draw:text-style-name="P1" svg:width="0.6cm" svg:height="0.46cm" svg:x="0.009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pollon Limasso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Q48" table:end-x="0.594cm" table:end-y="0.461cm" draw:z-index="291" draw:name="Grafik 42" draw:style-name="gr1" draw:text-style-name="P1" svg:width="0.6cm" svg:height="0.46cm" svg:x="1.788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PSV Eindhov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>
            <draw:frame table:end-cell-address="Qualifikation.A49" table:end-x="0.6cm" table:end-y="0.46cm" draw:z-index="19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Europa F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>
            <draw:frame table:end-cell-address="Qualifikation.E49" table:end-x="0.609cm" table:end-y="0.46cm" draw:z-index="106" draw:name="Grafik 44" draw:style-name="gr1" draw:text-style-name="P1" svg:width="0.6cm" svg:height="0.46cm" svg:x="0.009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euta Dur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49" table:end-x="0.608cm" table:end-y="0.461cm" draw:z-index="216" draw:name="Grafik 39" draw:style-name="gr1" draw:text-style-name="P1" svg:width="0.6cm" svg:height="0.46cm" svg:x="0.008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okomotive Plovdi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9" table:end-x="0.609cm" table:end-y="0.461cm" draw:z-index="97" draw:name="Grafik 20" draw:style-name="gr1" draw:text-style-name="P1" svg:width="0.6cm" svg:height="0.46cm" svg:x="0.009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Q49" table:end-x="0.595cm" table:end-y="0.46cm" draw:z-index="91" draw:name="Grafik 13" draw:style-name="gr1" draw:text-style-name="P1" svg:width="0.6cm" svg:height="0.46cm" svg:x="1.789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pollon Limassol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50" table:end-x="0.6cm" table:end-y="0.461cm" draw:z-index="17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5" office:value-type="string">
            <text:p>KF Prist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E50" table:end-x="0.609cm" table:end-y="0.461cm" draw:z-index="25" draw:name="Grafik 5" draw:style-name="gr1" draw:text-style-name="P1" svg:width="0.6cm" svg:height="0.46cm" svg:x="0.009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5" office:value-type="string">
            <text:p>Gzira Unit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I50" table:end-x="0.608cm" table:end-y="0.46cm" draw:z-index="113" draw:name="Grafik 46" draw:style-name="gr1" draw:text-style-name="P1" svg:width="0.6cm" svg:height="0.46cm" svg:x="0.008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k Trn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50" table:end-x="0.61cm" table:end-y="0.461cm" draw:z-index="212" draw:name="Grafik 14" draw:style-name="gr1" draw:text-style-name="P1" svg:width="0.6cm" svg:height="0.46cm" svg:x="0.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Mlada Bolesla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50" table:end-x="0.595cm" table:end-y="0.461cm" draw:z-index="98" draw:name="Grafik 20" draw:style-name="gr1" draw:text-style-name="P1" svg:width="0.6cm" svg:height="0.46cm" svg:x="1.789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SB Bukarest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51" table:end-x="0.6cm" table:end-y="0.46cm" draw:z-index="20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St. Joseph's F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E51" table:end-x="0.609cm" table:end-y="0.46cm" draw:z-index="107" draw:name="Grafik 22" draw:style-name="gr1" draw:text-style-name="P1" svg:width="0.6cm" svg:height="0.46cm" svg:x="0.009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Hajduk Spl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51" table:end-x="0.608cm" table:end-y="0.46cm" draw:z-index="218" draw:name="Grafik 30" draw:style-name="gr1" draw:text-style-name="P1" svg:width="0.6cm" svg:height="0.46cm" svg:x="0.008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5" office:value-type="string">
            <text:p>Racing Straßbu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51" table:end-x="0.609cm" table:end-y="0.46cm" draw:z-index="105" draw:name="Grafik 50" draw:style-name="gr1" draw:text-style-name="P1" svg:width="0.6cm" svg:height="0.46cm" svg:x="0.009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51" table:end-x="0.595cm" table:end-y="0.46cm" draw:z-index="215" draw:name="Grafik 19" draw:style-name="gr1" draw:text-style-name="P1" svg:width="0.6cm" svg:height="0.46cm" svg:x="1.789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itoria Guimara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2" table:end-x="0.6cm" table:end-y="0.46cm" draw:z-index="4" draw:name="Grafik 47" draw:style-name="gr1" draw:text-style-name="P1" svg:width="0.6cm" svg:height="0.46cm" svg:x="0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Progres Niederkorn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52" table:end-x="0.609cm" table:end-y="0.46cm" draw:z-index="108" draw:name="Grafik 47" draw:style-name="gr1" draw:text-style-name="P1" svg:width="0.6cm" svg:height="0.46cm" svg:x="0.009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Jeunesse Es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52" table:end-x="0.608cm" table:end-y="0.46cm" draw:z-index="115" draw:name="Grafik 25" draw:style-name="gr1" draw:text-style-name="P1" svg:width="0.6cm" svg:height="0.46cm" svg:x="0.008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5" office:value-type="string">
            <text:p>Maccabi Haif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52" table:end-x="0.61cm" table:end-y="0.46cm" draw:z-index="214" draw:name="Grafik 19" draw:style-name="gr1" draw:text-style-name="P1" svg:width="0.6cm" svg:height="0.46cm" svg:x="0.01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Vitoria Guimarae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  <draw:frame table:end-cell-address="Qualifikation.Q52" table:end-x="0.595cm" table:end-y="0.461cm" draw:z-index="220" draw:name="Grafik 30" draw:style-name="gr1" draw:text-style-name="P1" svg:width="0.6cm" svg:height="0.46cm" svg:x="1.789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Racing Straß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53" table:end-x="0.6cm" table:end-y="0.46cm" draw:z-index="0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ardiff M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E53" table:end-x="0.609cm" table:end-y="0.461cm" draw:z-index="110" draw:name="Grafik 24" draw:style-name="gr1" draw:text-style-name="P1" svg:width="0.6cm" svg:height="0.46cm" svg:x="0.009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Tobol Qostana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53" table:end-x="0.608cm" table:end-y="0.461cm" draw:z-index="119" draw:name="Grafik 52" draw:style-name="gr1" draw:text-style-name="P1" svg:width="0.6cm" svg:height="0.46cm" svg:x="0.008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ehervar FC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>
            <draw:frame table:end-cell-address="Qualifikation.M53" table:end-x="0.61cm" table:end-y="0.461cm" draw:z-index="217" draw:name="Grafik 39" draw:style-name="gr1" draw:text-style-name="P1" svg:width="0.6cm" svg:height="0.46cm" svg:x="0.01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okomotive Plovdi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53" table:end-x="0.595cm" table:end-y="0.461cm" draw:z-index="223" draw:name="Grafik 17" draw:style-name="gr1" draw:text-style-name="P1" svg:width="0.6cm" svg:height="0.46cm" svg:x="1.789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Eintracht Frankfur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>
            <draw:frame table:end-cell-address="Qualifikation.A54" table:end-x="0.6cm" table:end-y="0.46cm" draw:z-index="1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rry Town United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54" table:end-x="0.609cm" table:end-y="0.46cm" draw:z-index="111" draw:name="Grafik 54" draw:style-name="gr1" draw:text-style-name="P1" svg:width="0.6cm" svg:height="0.46cm" svg:x="0.009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adnik Bijeljina</text:p>
          </table:table-cell>
          <table:table-cell office:value-type="float" office:value="2">
            <text:p>2</text:p>
          </table:table-cell>
          <table:table-cell office:value-type="string">
            <text:p>0 (2 i.E.)</text:p>
          </table:table-cell>
          <table:table-cell>
            <draw:frame table:end-cell-address="Qualifikation.I54" table:end-x="0.608cm" table:end-y="0.46cm" draw:z-index="122" draw:name="Grafik 55" draw:style-name="gr1" draw:text-style-name="P1" svg:width="0.6cm" svg:height="0.46cm" svg:x="0.008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0">
            <text:p>0</text:p>
          </table:table-cell>
          <table:table-cell office:value-type="string">
            <text:p>1 (2 n.V.)</text:p>
          </table:table-cell>
          <table:table-cell>
            <draw:frame table:end-cell-address="Qualifikation.M54" table:end-x="0.61cm" table:end-y="0.461cm" draw:z-index="219" draw:name="Grafik 30" draw:style-name="gr1" draw:text-style-name="P1" svg:width="0.6cm" svg:height="0.46cm" svg:x="0.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5" office:value-type="string">
            <text:p>Racing Straßbur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Q54" table:end-x="0.595cm" table:end-y="0.461cm" draw:z-index="226" draw:name="Grafik 41" draw:style-name="gr1" draw:text-style-name="P1" svg:width="0.6cm" svg:height="0.46cm" svg:x="1.789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KAA G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5" table:end-x="0.6cm" table:end-y="0.461cm" draw:z-index="2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Cliftonvil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>
            <draw:frame table:end-cell-address="Qualifikation.E55" table:end-x="0.609cm" table:end-y="0.46cm" draw:z-index="112" draw:name="Grafik 46" draw:style-name="gr1" draw:text-style-name="P1" svg:width="0.6cm" svg:height="0.46cm" svg:x="0.009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Spartak Trnava</text:p>
          </table:table-cell>
          <table:table-cell office:value-type="float" office:value="0">
            <text:p>0</text:p>
          </table:table-cell>
          <table:table-cell office:value-type="string">
            <text:p>2 (3 i.E.)</text:p>
          </table:table-cell>
          <table:table-cell>
            <draw:frame table:end-cell-address="Qualifikation.I55" table:end-x="0.608cm" table:end-y="0.461cm" draw:z-index="125" draw:name="Grafik 6" draw:style-name="gr1" draw:text-style-name="P1" svg:width="0.6cm" svg:height="0.46cm" svg:x="0.008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lora Tallinn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5" table:end-x="0.609cm" table:end-y="0.461cm" draw:z-index="123" draw:name="Grafik 55" draw:style-name="gr1" draw:text-style-name="P1" svg:width="0.6cm" svg:height="0.46cm" svg:x="0.009cm" svg:y="0.001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55" table:end-x="0.594cm" table:end-y="0.46cm" draw:z-index="294" draw:name="Grafik 22" draw:style-name="gr1" draw:text-style-name="P1" svg:width="0.6cm" svg:height="0.46cm" svg:x="1.788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NK Rijeka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6" table:end-x="0.6cm" table:end-y="0.46cm" draw:z-index="7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Klaksvik Itrottarfela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>
            <draw:frame table:end-cell-address="Qualifikation.E56" table:end-x="0.609cm" table:end-y="0.46cm" draw:z-index="114" draw:name="Grafik 25" draw:style-name="gr1" draw:text-style-name="P1" svg:width="0.6cm" svg:height="0.46cm" svg:x="0.009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Haif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I56" table:end-x="0.608cm" table:end-y="0.46cm" draw:z-index="221" draw:name="Grafik 17" draw:style-name="gr1" draw:text-style-name="P1" svg:width="0.6cm" svg:height="0.46cm" svg:x="0.008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5" office:value-type="string">
            <text:p>Eintracht Frankfurt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56" table:end-x="0.61cm" table:end-y="0.46cm" draw:z-index="222" draw:name="Grafik 17" draw:style-name="gr1" draw:text-style-name="P1" svg:width="0.6cm" svg:height="0.46cm" svg:x="0.01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Eintracht Frankfur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Q56" table:end-x="0.595cm" table:end-y="0.46cm" draw:z-index="230" draw:name="Grafik 42" draw:style-name="gr1" draw:text-style-name="P1" svg:width="0.6cm" svg:height="0.46cm" svg:x="1.789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Z Alkmaar</text:p>
          </table:table-cell>
          <table:table-cell office:value-type="float" office:value="1">
            <text:p>1</text:p>
          </table:table-cell>
          <table:table-cell office:value-type="string">
            <text:p>1 (4 n.V.)</text:p>
          </table:table-cell>
          <table:table-cell table:number-columns-repeated="1004"/>
        </table:table-row>
        <table:table-row table:style-name="ro1">
          <table:table-cell>
            <draw:frame table:end-cell-address="Qualifikation.A57" table:end-x="0.6cm" table:end-y="0.46cm" draw:z-index="11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 Fiori Fiorenti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E57" table:end-x="0.609cm" table:end-y="0.46cm" draw:z-index="116" draw:name="Grafik 26" draw:style-name="gr1" draw:text-style-name="P1" svg:width="0.6cm" svg:height="0.46cm" svg:x="0.009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S Mu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57" table:end-x="0.608cm" table:end-y="0.461cm" draw:z-index="128" draw:name="Grafik 13" draw:style-name="gr1" draw:text-style-name="P1" svg:width="0.6cm" svg:height="0.46cm" svg:x="0.008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Qualifikation.M57" table:end-x="0.609cm" table:end-y="0.461cm" draw:z-index="129" draw:name="Grafik 13" draw:style-name="gr1" draw:text-style-name="P1" svg:width="0.6cm" svg:height="0.46cm" svg:x="0.009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Q57" table:end-x="0.594cm" table:end-y="0.461cm" draw:z-index="297" draw:name="Grafik 41" draw:style-name="gr1" draw:text-style-name="P1" svg:width="0.6cm" svg:height="0.46cm" svg:x="1.788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Royal Antwerpen</text:p>
          </table:table-cell>
          <table:table-cell office:value-type="float" office:value="1">
            <text:p>1</text:p>
          </table:table-cell>
          <table:table-cell office:value-type="string">
            <text:p>1 (1 n.V.)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58" table:end-x="0.609cm" table:end-y="0.461cm" draw:z-index="117" draw:name="Grafik 48" draw:style-name="gr1" draw:text-style-name="P1" svg:width="0.6cm" svg:height="0.46cm" svg:x="0.009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5" office:value-type="string">
            <text:p>Zeta Golubovc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58" table:end-x="0.608cm" table:end-y="0.461cm" draw:z-index="133" draw:name="Grafik 39" draw:style-name="gr1" draw:text-style-name="P1" svg:width="0.6cm" svg:height="0.46cm" svg:x="0.008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evski Sofi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58" table:end-x="0.61cm" table:end-y="0.461cm" draw:z-index="225" draw:name="Grafik 41" draw:style-name="gr1" draw:text-style-name="P1" svg:width="0.6cm" svg:height="0.46cm" svg:x="0.01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5" office:value-type="string">
            <text:p>KAA G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Q58" table:end-x="0.594cm" table:end-y="0.461cm" draw:z-index="300" draw:name="Grafik 19" draw:style-name="gr1" draw:text-style-name="P1" svg:width="0.6cm" svg:height="0.46cm" svg:x="1.788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porting Brag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59" table:end-x="0.609cm" table:end-y="0.46cm" draw:z-index="118" draw:name="Grafik 52" draw:style-name="gr1" draw:text-style-name="P1" svg:width="0.6cm" svg:height="0.46cm" svg:x="0.009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ehervar F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>
            <draw:frame table:end-cell-address="Qualifikation.I59" table:end-x="0.608cm" table:end-y="0.461cm" draw:z-index="224" draw:name="Grafik 41" draw:style-name="gr1" draw:text-style-name="P1" svg:width="0.6cm" svg:height="0.46cm" svg:x="0.008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5" office:value-type="string">
            <text:p>KAA Gen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>
            <draw:frame table:end-cell-address="Qualifikation.M59" table:end-x="0.609cm" table:end-y="0.461cm" draw:z-index="293" draw:name="Grafik 22" draw:style-name="gr1" draw:text-style-name="P1" svg:width="0.6cm" svg:height="0.46cm" svg:x="0.009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NK Rijek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Q59" table:end-x="0.594cm" table:end-y="0.461cm" draw:z-index="303" draw:name="Grafik 16" draw:style-name="gr1" draw:text-style-name="P1" svg:width="0.6cm" svg:height="0.46cm" svg:x="1.788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partak Moska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0" table:end-x="0.609cm" table:end-y="0.461cm" draw:z-index="120" draw:name="Grafik 40" draw:style-name="gr1" draw:text-style-name="P1" svg:width="0.6cm" svg:height="0.46cm" svg:x="0.009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UMF Breidablik Kopavog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60" table:end-x="0.608cm" table:end-y="0.461cm" draw:z-index="227" draw:name="Grafik 20" draw:style-name="gr1" draw:text-style-name="P1" svg:width="0.6cm" svg:height="0.46cm" svg:x="0.008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itorul Constant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M60" table:end-x="0.609cm" table:end-y="0.461cm" draw:z-index="139" draw:name="Grafik 23" draw:style-name="gr1" draw:text-style-name="P1" svg:width="0.6cm" svg:height="0.46cm" svg:x="0.009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Aberde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60" table:end-x="0.594cm" table:end-y="0.461cm" draw:z-index="311" draw:name="Grafik 23" draw:style-name="gr1" draw:text-style-name="P1" svg:width="0.6cm" svg:height="0.46cm" svg:x="1.788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1" table:end-x="0.609cm" table:end-y="0.46cm" draw:z-index="121" draw:name="Grafik 55" draw:style-name="gr1" draw:text-style-name="P1" svg:width="0.6cm" svg:height="0.46cm" svg:x="0.009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61" table:end-x="0.608cm" table:end-y="0.46cm" draw:z-index="136" draw:name="Grafik 43" draw:style-name="gr1" draw:text-style-name="P1" svg:width="0.6cm" svg:height="0.46cm" svg:x="0.008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Tschichura Satschche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61" table:end-x="0.609cm" table:end-y="0.46cm" draw:z-index="295" draw:name="Grafik 53" draw:style-name="gr1" draw:text-style-name="P1" svg:width="0.6cm" svg:height="0.46cm" svg:x="0.009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ariupo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Q61" table:end-x="0.594cm" table:end-y="0.46cm" draw:z-index="305" draw:name="Grafik 45" draw:style-name="gr1" draw:text-style-name="P1" svg:width="0.6cm" svg:height="0.46cm" svg:x="1.788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2" table:end-x="0.609cm" table:end-y="0.46cm" draw:z-index="124" draw:name="Grafik 6" draw:style-name="gr1" draw:text-style-name="P1" svg:width="0.6cm" svg:height="0.46cm" svg:x="0.009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lora Tallinn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62" table:end-x="0.608cm" table:end-y="0.461cm" draw:z-index="138" draw:name="Grafik 23" draw:style-name="gr1" draw:text-style-name="P1" svg:width="0.6cm" svg:height="0.46cm" svg:x="0.008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Aberde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>
            <draw:frame table:end-cell-address="Qualifikation.M62" table:end-x="0.61cm" table:end-y="0.46cm" draw:z-index="229" draw:name="Grafik 42" draw:style-name="gr1" draw:text-style-name="P1" svg:width="0.6cm" svg:height="0.46cm" svg:x="0.0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AZ Alkma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  <draw:frame table:end-cell-address="Qualifikation.Q62" table:end-x="0.595cm" table:end-y="0.46cm" draw:z-index="239" draw:name="Grafik 9" draw:style-name="gr1" draw:text-style-name="P1" svg:width="0.6cm" svg:height="0.46cm" svg:x="1.789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Linfiel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3" table:end-x="0.609cm" table:end-y="0.461cm" draw:z-index="126" draw:name="Grafik 35" draw:style-name="gr1" draw:text-style-name="P1" svg:width="0.6cm" svg:height="0.46cm" svg:x="0.009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adnicki N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63" table:end-x="0.608cm" table:end-y="0.461cm" draw:z-index="228" draw:name="Grafik 42" draw:style-name="gr1" draw:text-style-name="P1" svg:width="0.6cm" svg:height="0.46cm" svg:x="0.008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AZ Alkma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63" table:end-x="0.609cm" table:end-y="0.461cm" draw:z-index="296" draw:name="Grafik 41" draw:style-name="gr1" draw:text-style-name="P1" svg:width="0.6cm" svg:height="0.46cm" svg:x="0.009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yal Antwerpen</text:p>
          </table:table-cell>
          <table:table-cell office:value-type="float" office:value="1">
            <text:p>1</text:p>
          </table:table-cell>
          <table:table-cell office:value-type="string">
            <text:p>0 (1 n.V.)</text:p>
            <draw:frame table:end-cell-address="Qualifikation.Q63" table:end-x="0.594cm" table:end-y="0.461cm" draw:z-index="312" draw:name="Grafik 11" draw:style-name="gr1" draw:text-style-name="P1" svg:width="0.6cm" svg:height="0.46cm" svg:x="1.788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Qarabag Agdam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4" table:end-x="0.609cm" table:end-y="0.461cm" draw:z-index="127" draw:name="Grafik 13" draw:style-name="gr1" draw:text-style-name="P1" svg:width="0.6cm" svg:height="0.46cm" svg:x="0.009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64" table:end-x="0.608cm" table:end-y="0.461cm" draw:z-index="231" draw:name="Grafik 45" draw:style-name="gr1" draw:text-style-name="P1" svg:width="0.6cm" svg:height="0.46cm" svg:x="0.008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BK Häck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4" table:end-x="0.609cm" table:end-y="0.46cm" draw:z-index="298" draw:name="Grafik 14" draw:style-name="gr1" draw:text-style-name="P1" svg:width="0.6cm" svg:height="0.46cm" svg:x="0.009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toria Pilsen</text:p>
          </table:table-cell>
          <table:table-cell office:value-type="float" office:value="0">
            <text:p>0</text:p>
          </table:table-cell>
          <table:table-cell office:value-type="string">
            <text:p>1 (2 n.V.)</text:p>
            <draw:frame table:end-cell-address="Qualifikation.Q64" table:end-x="0.595cm" table:end-y="0.46cm" draw:z-index="244" draw:name="Grafik 28" draw:style-name="gr1" draw:text-style-name="P1" svg:width="0.6cm" svg:height="0.46cm" svg:x="1.789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Espanyol Barcelon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5" table:end-x="0.609cm" table:end-y="0.461cm" draw:z-index="130" draw:name="Grafik 31" draw:style-name="gr1" draw:text-style-name="P1" svg:width="0.6cm" svg:height="0.46cm" svg:x="0.009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Petrocub Hincest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65" table:end-x="0.608cm" table:end-y="0.46cm" draw:z-index="232" draw:name="Grafik 38" draw:style-name="gr1" draw:text-style-name="P1" svg:width="0.6cm" svg:height="0.46cm" svg:x="0.008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 office:value-type="string">
            <text:p>Lechia Danzig</text:p>
          </table:table-cell>
          <table:table-cell office:value-type="float" office:value="2">
            <text:p>2</text:p>
          </table:table-cell>
          <table:table-cell office:value-type="string">
            <text:p>1 (1 n.V.)</text:p>
          </table:table-cell>
          <table:table-cell>
            <draw:frame table:end-cell-address="Qualifikation.M65" table:end-x="0.609cm" table:end-y="0.461cm" draw:z-index="143" draw:name="Grafik 12" draw:style-name="gr1" draw:text-style-name="P1" svg:width="0.6cm" svg:height="0.46cm" svg:x="0.009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Bröndby I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65" table:end-x="0.595cm" table:end-y="0.461cm" draw:z-index="248" draw:name="Grafik 34" draw:style-name="gr1" draw:text-style-name="P1" svg:width="0.6cm" svg:height="0.46cm" svg:x="1.789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Sorja Luhans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6" table:end-x="0.609cm" table:end-y="0.46cm" draw:z-index="131" draw:name="Grafik 46" draw:style-name="gr1" draw:text-style-name="P1" svg:width="0.6cm" svg:height="0.46cm" svg:x="0.009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MFK Ruzomberok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66" table:end-x="0.608cm" table:end-y="0.46cm" draw:z-index="142" draw:name="Grafik 12" draw:style-name="gr1" draw:text-style-name="P1" svg:width="0.6cm" svg:height="0.46cm" svg:x="0.008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Bröndby IF</text:p>
          </table:table-cell>
          <table:table-cell office:value-type="float" office:value="1">
            <text:p>1</text:p>
          </table:table-cell>
          <table:table-cell office:value-type="string">
            <text:p>2 (4 n.V.)</text:p>
          </table:table-cell>
          <table:table-cell>
            <draw:frame table:end-cell-address="Qualifikation.M66" table:end-x="0.609cm" table:end-y="0.46cm" draw:z-index="299" draw:name="Grafik 19" draw:style-name="gr1" draw:text-style-name="P1" svg:width="0.6cm" svg:height="0.46cm" svg:x="0.009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  <draw:frame table:end-cell-address="Qualifikation.Q66" table:end-x="0.595cm" table:end-y="0.46cm" draw:z-index="251" draw:name="Grafik 46" draw:style-name="gr1" draw:text-style-name="P1" svg:width="0.6cm" svg:height="0.46cm" svg:x="1.789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7" table:end-x="0.609cm" table:end-y="0.461cm" draw:z-index="132" draw:name="Grafik 39" draw:style-name="gr1" draw:text-style-name="P1" svg:width="0.6cm" svg:height="0.46cm" svg:x="0.009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evski Sofi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67" table:end-x="0.608cm" table:end-y="0.46cm" draw:z-index="233" draw:name="Grafik 44" draw:style-name="gr1" draw:text-style-name="P1" svg:width="0.6cm" svg:height="0.46cm" svg:x="0.008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rtizani Tir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67" table:end-x="0.609cm" table:end-y="0.43cm" draw:z-index="301" draw:name="Grafik 15" draw:style-name="gr1" draw:text-style-name="P1" svg:width="0.6cm" svg:height="0.43cm" svg:x="0.009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Thu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67" table:end-x="0.594cm" table:end-y="0.461cm" draw:z-index="313" draw:name="Grafik 21" draw:style-name="gr1" draw:text-style-name="P1" svg:width="0.6cm" svg:height="0.46cm" svg:x="1.788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PAOK Salonik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8" table:end-x="0.609cm" table:end-y="0.46cm" draw:z-index="134" draw:name="Grafik 47" draw:style-name="gr1" draw:text-style-name="P1" svg:width="0.6cm" svg:height="0.46cm" svg:x="0.009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CS Fola Esch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68" table:end-x="0.608cm" table:end-y="0.46cm" draw:z-index="234" draw:name="Grafik 31" draw:style-name="gr1" draw:text-style-name="P1" svg:width="0.6cm" svg:height="0.46cm" svg:x="0.008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eriff Tiraspo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8" table:end-x="0.609cm" table:end-y="0.46cm" draw:z-index="302" draw:name="Grafik 16" draw:style-name="gr1" draw:text-style-name="P1" svg:width="0.6cm" svg:height="0.46cm" svg:x="0.009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k Moskau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Q68" table:end-x="0.595cm" table:end-y="0.46cm" draw:z-index="255" draw:name="Grafik 35" draw:style-name="gr1" draw:text-style-name="P1" svg:width="0.6cm" svg:height="0.46cm" svg:x="1.789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69" table:end-x="0.609cm" table:end-y="0.46cm" draw:z-index="135" draw:name="Grafik 43" draw:style-name="gr1" draw:text-style-name="P1" svg:width="0.6cm" svg:height="0.46cm" svg:x="0.009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Tschichura Satschchere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69" table:end-x="0.608cm" table:end-y="0.461cm" draw:z-index="236" draw:name="Grafik 3" draw:style-name="gr1" draw:text-style-name="P1" svg:width="0.6cm" svg:height="0.46cm" svg:x="0.008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HB Torshav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69" table:end-x="0.61cm" table:end-y="0.461cm" draw:z-index="235" draw:name="Grafik 31" draw:style-name="gr1" draw:text-style-name="P1" svg:width="0.6cm" svg:height="0.46cm" svg:x="0.01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Q69" table:end-x="0.595cm" table:end-y="0.46cm" draw:z-index="165" draw:name="Grafik 37" draw:style-name="gr1" draw:text-style-name="P1" svg:width="0.6cm" svg:height="0.46cm" svg:x="1.789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Molde FK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0" table:end-x="0.609cm" table:end-y="0.461cm" draw:z-index="137" draw:name="Grafik 23" draw:style-name="gr1" draw:text-style-name="P1" svg:width="0.6cm" svg:height="0.46cm" svg:x="0.009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Aberdeen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70" table:end-x="0.608cm" table:end-y="0.461cm" draw:z-index="237" draw:name="Grafik 9" draw:style-name="gr1" draw:text-style-name="P1" svg:width="0.6cm" svg:height="0.46cm" svg:x="0.008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Linfliel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70" table:end-x="0.609cm" table:end-y="0.461cm" draw:z-index="304" draw:name="Grafik 45" draw:style-name="gr1" draw:text-style-name="P1" svg:width="0.6cm" svg:height="0.46cm" svg:x="0.009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AIK Sol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Q70" table:end-x="0.595cm" table:end-y="0.461cm" draw:z-index="263" draw:name="Grafik 29" draw:style-name="gr1" draw:text-style-name="P1" svg:width="0.6cm" svg:height="0.46cm" svg:x="1.789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Tur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1" table:end-x="0.609cm" table:end-y="0.46cm" draw:z-index="140" draw:name="Grafik 51" draw:style-name="gr1" draw:text-style-name="P1" svg:width="0.6cm" svg:height="0.46cm" svg:x="0.009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vaniemen P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71" table:end-x="0.608cm" table:end-y="0.43cm" draw:z-index="240" draw:name="Grafik 15" draw:style-name="gr1" draw:text-style-name="P1" svg:width="0.6cm" svg:height="0.43cm" svg:x="0.008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Luzern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71" table:end-x="0.609cm" table:end-y="0.46cm" draw:z-index="306" draw:name="Grafik 48" draw:style-name="gr1" draw:text-style-name="P1" svg:width="0.6cm" svg:height="0.46cm" svg:x="0.009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Q71" table:end-x="0.595cm" table:end-y="0.461cm" draw:z-index="268" draw:name="Grafik 18" draw:style-name="gr1" draw:text-style-name="P1" svg:width="0.6cm" svg:height="0.46cm" svg:x="1.789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Wolverhampton Wander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2" table:end-x="0.609cm" table:end-y="0.461cm" draw:z-index="141" draw:name="Grafik 12" draw:style-name="gr1" draw:text-style-name="P1" svg:width="0.6cm" svg:height="0.46cm" svg:x="0.009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Bröndby I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I72" table:end-x="0.608cm" table:end-y="0.461cm" draw:z-index="10" draw:name="Grafik 3" draw:style-name="gr1" draw:text-style-name="P1" svg:width="0.6cm" svg:height="0.46cm" svg:x="0.008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5" office:value-type="string">
            <text:p>Klaksvik Itrottarfelag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72" table:end-x="0.61cm" table:end-y="0.461cm" draw:z-index="238" draw:name="Grafik 9" draw:style-name="gr1" draw:text-style-name="P1" svg:width="0.6cm" svg:height="0.46cm" svg:x="0.01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Linfiel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3" table:end-x="0.609cm" table:end-y="0.46cm" draw:z-index="144" draw:name="Grafik 51" draw:style-name="gr1" draw:text-style-name="P1" svg:width="0.6cm" svg:height="0.46cm" svg:x="0.009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Inter Turk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73" table:end-x="0.608cm" table:end-y="0.46cm" draw:z-index="242" draw:name="Grafik 28" draw:style-name="gr1" draw:text-style-name="P1" svg:width="0.6cm" svg:height="0.46cm" svg:x="0.008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Espanyol Barcelo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M73" table:end-x="0.61cm" table:end-y="0.43cm" draw:z-index="241" draw:name="Grafik 15" draw:style-name="gr1" draw:text-style-name="P1" svg:width="0.6cm" svg:height="0.43cm" svg:x="0.01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Luze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4" table:end-x="0.609cm" table:end-y="0.46cm" draw:z-index="145" draw:name="Grafik 53" draw:style-name="gr1" draw:text-style-name="P1" svg:width="0.6cm" svg:height="0.46cm" svg:x="0.009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Riteria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74" table:end-x="0.608cm" table:end-y="0.46cm" draw:z-index="147" draw:name="Grafik 40" draw:style-name="gr1" draw:text-style-name="P1" svg:width="0.6cm" svg:height="0.46cm" svg:x="0.008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UMF Stjarnan Gardaba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74" table:end-x="0.61cm" table:end-y="0.46cm" draw:z-index="243" draw:name="Grafik 28" draw:style-name="gr1" draw:text-style-name="P1" svg:width="0.6cm" svg:height="0.46cm" svg:x="0.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Espanyol Barcelona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number-columns-repeated="4"/>
          <table:table-cell>
            <draw:frame table:end-cell-address="Qualifikation.E75" table:end-x="0.609cm" table:end-y="0.461cm" draw:z-index="9" draw:name="Grafik 3" draw:style-name="gr1" draw:text-style-name="P1" svg:width="0.6cm" svg:height="0.46cm" svg:x="0.009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5" office:value-type="string">
            <text:p>Klaksvik Ittrotarfela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75" table:end-x="0.608cm" table:end-y="0.461cm" draw:z-index="150" draw:name="Grafik 39" draw:style-name="gr1" draw:text-style-name="P1" svg:width="0.6cm" svg:height="0.46cm" svg:x="0.008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ZSKA Sofia</text:p>
          </table:table-cell>
          <table:table-cell office:value-type="float" office:value="1">
            <text:p>1</text:p>
          </table:table-cell>
          <table:table-cell office:value-type="string">
            <text:p>0 (4 i.E.)</text:p>
          </table:table-cell>
          <table:table-cell>
            <draw:frame table:end-cell-address="Qualifikation.M75" table:end-x="0.609cm" table:end-y="0.461cm" draw:z-index="151" draw:name="Grafik 39" draw:style-name="gr1" draw:text-style-name="P1" svg:width="0.6cm" svg:height="0.46cm" svg:x="0.009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ZSKA Sof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76" table:end-x="0.609cm" table:end-y="0.46cm" draw:z-index="146" draw:name="Grafik 40" draw:style-name="gr1" draw:text-style-name="P1" svg:width="0.6cm" svg:height="0.46cm" svg:x="0.009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UMF Stjarnan Gardabaer</text:p>
          </table:table-cell>
          <table:table-cell office:value-type="float" office:value="2">
            <text:p>2</text:p>
          </table:table-cell>
          <table:table-cell office:value-type="string">
            <text:p>1 (2 n.V.)</text:p>
          </table:table-cell>
          <table:table-cell>
            <draw:frame table:end-cell-address="Qualifikation.I76" table:end-x="0.608cm" table:end-y="0.46cm" draw:z-index="245" draw:name="Grafik 22" draw:style-name="gr1" draw:text-style-name="P1" svg:width="0.6cm" svg:height="0.46cm" svg:x="0.008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Osijek</text:p>
          </table:table-cell>
          <table:table-cell office:value-type="float" office:value="0">
            <text:p>0</text:p>
          </table:table-cell>
          <table:table-cell office:value-type="string">
            <text:p>1 (3 i.E.)</text:p>
          </table:table-cell>
          <table:table-cell>
            <draw:frame table:end-cell-address="Qualifikation.M76" table:end-x="0.61cm" table:end-y="0.461cm" draw:z-index="247" draw:name="Grafik 34" draw:style-name="gr1" draw:text-style-name="P1" svg:width="0.6cm" svg:height="0.46cm" svg:x="0.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orja Luhansk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77" table:end-x="0.609cm" table:end-y="0.461cm" draw:z-index="148" draw:name="Grafik 6" draw:style-name="gr1" draw:text-style-name="P1" svg:width="0.6cm" svg:height="0.46cm" svg:x="0.009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I Levadia Tallinn</text:p>
          </table:table-cell>
          <table:table-cell office:value-type="float" office:value="1">
            <text:p>1</text:p>
          </table:table-cell>
          <table:table-cell office:value-type="string">
            <text:p>2 (3 n.V.)</text:p>
          </table:table-cell>
          <table:table-cell>
            <draw:frame table:end-cell-address="Qualifikation.I77" table:end-x="0.608cm" table:end-y="0.461cm" draw:z-index="155" draw:name="Grafik 48" draw:style-name="gr1" draw:text-style-name="P1" svg:width="0.6cm" svg:height="0.46cm" svg:x="0.008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Buducnost Podgo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77" table:end-x="0.61cm" table:end-y="0.46cm" draw:z-index="250" draw:name="Grafik 46" draw:style-name="gr1" draw:text-style-name="P1" svg:width="0.6cm" svg:height="0.46cm" svg:x="0.01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78" table:end-x="0.609cm" table:end-y="0.46cm" draw:z-index="149" draw:name="Grafik 39" draw:style-name="gr1" draw:text-style-name="P1" svg:width="0.6cm" svg:height="0.46cm" svg:x="0.009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ZSKA Sof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I78" table:end-x="0.608cm" table:end-y="0.46cm" draw:z-index="246" draw:name="Grafik 34" draw:style-name="gr1" draw:text-style-name="P1" svg:width="0.6cm" svg:height="0.46cm" svg:x="0.008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orja Luhans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78" table:end-x="0.609cm" table:end-y="0.46cm" draw:z-index="307" draw:name="Grafik 49" draw:style-name="gr1" draw:text-style-name="P1" svg:width="0.6cm" svg:height="0.46cm" svg:x="0.009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Dundal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79" table:end-x="0.609cm" table:end-y="0.46cm" draw:z-index="152" draw:name="Grafik 48" draw:style-name="gr1" draw:text-style-name="P1" svg:width="0.6cm" svg:height="0.46cm" svg:x="0.009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5" office:value-type="string">
            <text:p>OFK Titograd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79" table:end-x="0.608cm" table:end-y="0.46cm" draw:z-index="249" draw:name="Grafik 46" draw:style-name="gr1" draw:text-style-name="P1" svg:width="0.6cm" svg:height="0.46cm" svg:x="0.008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Slovan Bratislav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79" table:end-x="0.61cm" table:end-y="0.46cm" draw:z-index="254" draw:name="Grafik 35" draw:style-name="gr1" draw:text-style-name="P1" svg:width="0.6cm" svg:height="0.46cm" svg:x="0.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 Belgra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0" table:end-x="0.609cm" table:end-y="0.461cm" draw:z-index="153" draw:name="Grafik 6" draw:style-name="gr1" draw:text-style-name="P1" svg:width="0.6cm" svg:height="0.46cm" svg:x="0.009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Narva Tran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80" table:end-x="0.608cm" table:end-y="0.461cm" draw:z-index="252" draw:name="Grafik 4" draw:style-name="gr1" draw:text-style-name="P1" svg:width="0.6cm" svg:height="0.46cm" svg:x="0.008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5" office:value-type="string">
            <text:p>KF Feronikeli Glogova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80" table:end-x="0.61cm" table:end-y="0.461cm" draw:z-index="257" draw:name="Grafik 27" draw:style-name="gr1" draw:text-style-name="P1" svg:width="0.6cm" svg:height="0.46cm" svg:x="0.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Yeni Malatyaspor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1" table:end-x="0.609cm" table:end-y="0.46cm" draw:z-index="154" draw:name="Grafik 48" draw:style-name="gr1" draw:text-style-name="P1" svg:width="0.6cm" svg:height="0.46cm" svg:x="0.009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Buducnost Podgoric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>
            <draw:frame table:end-cell-address="Qualifikation.I81" table:end-x="0.608cm" table:end-y="0.461cm" draw:z-index="157" draw:name="Grafik 7" draw:style-name="gr1" draw:text-style-name="P1" svg:width="0.6cm" svg:height="0.46cm" svg:x="0.008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nnah's Quay Nomad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81" table:end-x="0.609cm" table:end-y="0.46cm" draw:z-index="164" draw:name="Grafik 37" draw:style-name="gr1" draw:text-style-name="P1" svg:width="0.6cm" svg:height="0.46cm" svg:x="0.009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5" office:value-type="string">
            <text:p>Molde FK</text:p>
          </table:table-cell>
          <table:table-cell office:value-type="float" office:value="3">
            <text:p>3</text:p>
          </table:table-cell>
          <table:table-cell office:value-type="string">
            <text:p>0 (1 n.V.)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2" table:end-x="0.609cm" table:end-y="0.461cm" draw:z-index="156" draw:name="Grafik 7" draw:style-name="gr1" draw:text-style-name="P1" svg:width="0.6cm" svg:height="0.46cm" svg:x="0.009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Connah's Quay Noma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82" table:end-x="0.608cm" table:end-y="0.46cm" draw:z-index="253" draw:name="Grafik 35" draw:style-name="gr1" draw:text-style-name="P1" svg:width="0.6cm" svg:height="0.46cm" svg:x="0.008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82" table:end-x="0.61cm" table:end-y="0.46cm" draw:z-index="259" draw:name="Grafik 21" draw:style-name="gr1" draw:text-style-name="P1" svg:width="0.6cm" svg:height="0.46cm" svg:x="0.0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Aris Saloniki</text:p>
          </table:table-cell>
          <table:table-cell office:value-type="float" office:value="0">
            <text:p>0</text:p>
          </table:table-cell>
          <table:table-cell office:value-type="string">
            <text:p>3 (3 n.V.)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3" table:end-x="0.609cm" table:end-y="0.46cm" draw:z-index="158" draw:name="Grafik 23" draw:style-name="gr1" draw:text-style-name="P1" svg:width="0.6cm" svg:height="0.46cm" svg:x="0.009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Kilmarno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I83" table:end-x="0.608cm" table:end-y="0.46cm" draw:z-index="256" draw:name="Grafik 27" draw:style-name="gr1" draw:text-style-name="P1" svg:width="0.6cm" svg:height="0.46cm" svg:x="0.008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5" office:value-type="string">
            <text:p>Yeni Malatyasp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83" table:end-x="0.61cm" table:end-y="0.46cm" draw:z-index="262" draw:name="Grafik 29" draw:style-name="gr1" draw:text-style-name="P1" svg:width="0.6cm" svg:height="0.46cm" svg:x="0.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Tur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4" table:end-x="0.609cm" table:end-y="0.461cm" draw:z-index="159" draw:name="Grafik 26" draw:style-name="gr1" draw:text-style-name="P1" svg:width="0.6cm" svg:height="0.46cm" svg:x="0.009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impija Ljubljan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I84" table:end-x="0.608cm" table:end-y="0.461cm" draw:z-index="160" draw:name="Grafik 26" draw:style-name="gr1" draw:text-style-name="P1" svg:width="0.6cm" svg:height="0.46cm" svg:x="0.008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Olimpija Ljublja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84" table:end-x="0.609cm" table:end-y="0.461cm" draw:z-index="175" draw:name="Grafik 33" draw:style-name="gr1" draw:text-style-name="P1" svg:width="0.6cm" svg:height="0.46cm" svg:x="0.009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zjor Salihor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5" table:end-x="0.609cm" table:end-y="0.461cm" draw:z-index="161" draw:name="Grafik 50" draw:style-name="gr1" draw:text-style-name="P1" svg:width="0.6cm" svg:height="0.46cm" svg:x="0.009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Rigas Futbola Skol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I85" table:end-x="0.608cm" table:end-y="0.461cm" draw:z-index="163" draw:name="Grafik 37" draw:style-name="gr1" draw:text-style-name="P1" svg:width="0.6cm" svg:height="0.46cm" svg:x="0.008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olde F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85" table:end-x="0.609cm" table:end-y="0.461cm" draw:z-index="178" draw:name="Grafik 1" draw:style-name="gr1" draw:text-style-name="P1" svg:width="0.6cm" svg:height="0.46cm" svg:x="0.009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junik Erewan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6" table:end-x="0.609cm" table:end-y="0.46cm" draw:z-index="162" draw:name="Grafik 37" draw:style-name="gr1" draw:text-style-name="P1" svg:width="0.6cm" svg:height="0.46cm" svg:x="0.009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5" office:value-type="string">
            <text:p>Molde FK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>
            <draw:frame table:end-cell-address="Qualifikation.I86" table:end-x="0.608cm" table:end-y="0.46cm" draw:z-index="168" draw:name="Grafik 35" draw:style-name="gr1" draw:text-style-name="P1" svg:width="0.6cm" svg:height="0.46cm" svg:x="0.008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ukaricki Belgr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86" table:end-x="0.61cm" table:end-y="0.461cm" draw:z-index="267" draw:name="Grafik 18" draw:style-name="gr1" draw:text-style-name="P1" svg:width="0.6cm" svg:height="0.46cm" svg:x="0.0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5" office:value-type="string">
            <text:p>Wolverhampton Wanderers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4"/>
          <table:table-cell>
            <draw:frame table:end-cell-address="Qualifikation.E87" table:end-x="0.609cm" table:end-y="0.46cm" draw:z-index="166" draw:name="Grafik 40" draw:style-name="gr1" draw:text-style-name="P1" svg:width="0.6cm" svg:height="0.46cm" svg:x="0.009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5" office:value-type="string">
            <text:p>KR Reykj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87" table:end-x="0.608cm" table:end-y="0.46cm" draw:z-index="258" draw:name="Grafik 21" draw:style-name="gr1" draw:text-style-name="P1" svg:width="0.6cm" svg:height="0.46cm" svg:x="0.008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Aris Salonik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88" table:end-x="0.609cm" table:end-y="0.46cm" draw:z-index="167" draw:name="Grafik 35" draw:style-name="gr1" draw:text-style-name="P1" svg:width="0.6cm" svg:height="0.46cm" svg:x="0.009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ukaricki Belgra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>
            <draw:frame table:end-cell-address="Qualifikation.I88" table:end-x="0.608cm" table:end-y="0.46cm" draw:z-index="260" draw:name="Grafik 13" draw:style-name="gr1" draw:text-style-name="P1" svg:width="0.6cm" svg:height="0.46cm" svg:x="0.008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EL Limassol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89" table:end-x="0.609cm" table:end-y="0.461cm" draw:z-index="169" draw:name="Grafik 1" draw:style-name="gr1" draw:text-style-name="P1" svg:width="0.6cm" svg:height="0.46cm" svg:x="0.009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nants Erewa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89" table:end-x="0.608cm" table:end-y="0.461cm" draw:z-index="261" draw:name="Grafik 29" draw:style-name="gr1" draw:text-style-name="P1" svg:width="0.6cm" svg:height="0.46cm" svg:x="0.008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Turi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0" table:end-x="0.609cm" table:end-y="0.461cm" draw:z-index="170" draw:name="Grafik 52" draw:style-name="gr1" draw:text-style-name="P1" svg:width="0.6cm" svg:height="0.46cm" svg:x="0.009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Debreceni VS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90" table:end-x="0.608cm" table:end-y="0.461cm" draw:z-index="171" draw:name="Grafik 52" draw:style-name="gr1" draw:text-style-name="P1" svg:width="0.6cm" svg:height="0.46cm" svg:x="0.008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Debreceni VS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1" table:end-x="0.609cm" table:end-y="0.46cm" draw:z-index="172" draw:name="Grafik 44" draw:style-name="gr1" draw:text-style-name="P1" svg:width="0.6cm" svg:height="0.46cm" svg:x="0.009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5" office:value-type="string">
            <text:p>FK Kuke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91" table:end-x="0.608cm" table:end-y="0.461cm" draw:z-index="174" draw:name="Grafik 33" draw:style-name="gr1" draw:text-style-name="P1" svg:width="0.6cm" svg:height="0.46cm" svg:x="0.008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5" office:value-type="string">
            <text:p>Schachzjor Salihors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2" table:end-x="0.609cm" table:end-y="0.461cm" draw:z-index="173" draw:name="Grafik 33" draw:style-name="gr1" draw:text-style-name="P1" svg:width="0.6cm" svg:height="0.46cm" svg:x="0.009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zjor Salihors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92" table:end-x="0.608cm" table:end-y="0.461cm" draw:z-index="264" draw:name="Grafik 12" draw:style-name="gr1" draw:text-style-name="P1" svg:width="0.6cm" svg:height="0.46cm" svg:x="0.008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Esbjerg fB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3" table:end-x="0.609cm" table:end-y="0.46cm" draw:z-index="24" draw:name="Grafik 5" draw:style-name="gr1" draw:text-style-name="P1" svg:width="0.6cm" svg:height="0.46cm" svg:x="0.009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Hibernians FC Paol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93" table:end-x="0.608cm" table:end-y="0.46cm" draw:z-index="177" draw:name="Grafik 1" draw:style-name="gr1" draw:text-style-name="P1" svg:width="0.6cm" svg:height="0.46cm" svg:x="0.008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Pjunik Erew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4" table:end-x="0.609cm" table:end-y="0.461cm" draw:z-index="176" draw:name="Grafik 1" draw:style-name="gr1" draw:text-style-name="P1" svg:width="0.6cm" svg:height="0.46cm" svg:x="0.009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junik Erew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94" table:end-x="0.608cm" table:end-y="0.461cm" draw:z-index="265" draw:name="Grafik 14" draw:style-name="gr1" draw:text-style-name="P1" svg:width="0.6cm" svg:height="0.46cm" svg:x="0.008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Jablon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5" table:end-x="0.609cm" table:end-y="0.461cm" draw:z-index="179" draw:name="Grafik 32" draw:style-name="gr1" draw:text-style-name="P1" svg:width="0.6cm" svg:height="0.46cm" svg:x="0.009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5" office:value-type="string">
            <text:p>Shkupi 19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95" table:end-x="0.608cm" table:end-y="0.461cm" draw:z-index="266" draw:name="Grafik 18" draw:style-name="gr1" draw:text-style-name="P1" svg:width="0.6cm" svg:height="0.46cm" svg:x="0.008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5" office:value-type="string">
            <text:p>Wolverhampton Wanderer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6" table:end-x="0.609cm" table:end-y="0.46cm" draw:z-index="180" draw:name="Grafik 9" draw:style-name="gr1" draw:text-style-name="P1" svg:width="0.6cm" svg:height="0.46cm" svg:x="0.009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Crusad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I96" table:end-x="0.608cm" table:end-y="0.46cm" draw:z-index="181" draw:name="Grafik 9" draw:style-name="gr1" draw:text-style-name="P1" svg:width="0.6cm" svg:height="0.46cm" svg:x="0.008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Crusad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>
            <draw:frame table:end-cell-address="Qualifikation.E97" table:end-x="0.609cm" table:end-y="0.46cm" draw:z-index="182" draw:name="Grafik 3" draw:style-name="gr1" draw:text-style-name="P1" svg:width="0.6cm" svg:height="0.46cm" svg:x="0.009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B36 Torshav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KO-Phase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03.01.2022</text:date>, <text:time>20:09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21-12-28T19:27:45.26</meta:creation-date>
    <meta:generator>OpenOffice/4.1.11$Win32 OpenOffice.org_project/4111m1$Build-9808</meta:generator>
    <dc:date>2022-01-03T20:09:28.42</dc:date>
    <dc:creator>Felix Kahlert</dc:creator>
    <meta:editing-duration>PT6H30M15S</meta:editing-duration>
    <meta:editing-cycles>332</meta:editing-cycles>
    <meta:document-statistic meta:table-count="3" meta:cell-count="947" meta:object-count="314"/>
  </office:meta>
</office:document-meta>
</file>